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days after</text:p>
          </table:table-cell>
          <table:table-cell office:value-type="string" calcext:value-type="string">
            <text:p>surviv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0.047" calcext:value-type="float">
            <text:p>-0.0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-0.297" calcext:value-type="float">
            <text:p>-0.2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666" calcext:value-type="float">
            <text:p>0.6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23" calcext:value-type="float">
            <text:p>0.1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.238" calcext:value-type="float">
            <text:p>0.2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-0.09" calcext:value-type="float">
            <text:p>-0.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0.478" calcext:value-type="float">
            <text:p>0.4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.354" calcext:value-type="float">
            <text:p>0.3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93" calcext:value-type="float">
            <text:p>0.093</text:p>
          </table:table-cell>
        </table:table-row>
      </table:table>
      <table:named-expressions/>
      <table:database-ranges>
        <table:database-range table:name="__Anonymous_Sheet_DB__0" table:target-range-address="Sheet1.A1:Sheet1.D104857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30T15:49:55.671393297</meta:creation-date>
    <dc:date>2021-08-30T16:41:24.515679242</dc:date>
    <meta:editing-duration>PT21M8S</meta:editing-duration>
    <meta:editing-cycles>1</meta:editing-cycles>
    <meta:document-statistic meta:table-count="1" meta:cell-count="84" meta:object-count="0"/>
    <meta:generator>LibreOffice/6.0.7.3$Linux_X86_64 LibreOffice_project/00m0$Build-3</meta:generator>
  </office:meta>
</office:document-meta>
</file>